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 style:data-style-name="N109">
      <style:table-cell-properties fo:border="0.002cm solid #000000" style:shrink-to-fit="true"/>
    </style:style>
    <style:style style:name="ce7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</style:style>
    <style:style style:name="ce10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2" style:family="table-cell" style:parent-style-name="Default">
      <style:table-cell-properties style:diagonal-bl-tr="0.002cm solid #000000" fo:border="0.002cm solid #000000"/>
    </style:style>
    <style:style style:name="ce13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7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8"/>
          <table:table-cell table:style-name="Default" table:number-columns-repeated="2"/>
          <table:table-cell table:style-name="ce11" office:value-type="string">
            <text:p>認定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2">
          <table:table-cell/>
          <table:table-cell table:style-name="Default" table:number-columns-repeated="5"/>
          <table:table-cell table:style-name="ce11" office:value-type="string">
            <text:p>起案日</text:p>
          </table:table-cell>
          <table:table-cell table:style-name="ce13" office:value-type="string" table:number-columns-spanned="2" table:number-rows-spanned="1">
            <text:p>平成　　年　　月　　日</text:p>
          </table:table-cell>
          <table:covered-table-cell table:style-name="ce14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number-columns-repeated="2" table:style-name="Default"/>
          <table:table-cell office:value-type="string">
            <text:p>一般分</text:p>
          </table:table-cell>
          <table:table-cell office:value-type="string">
            <text:p>加算額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一類</text:p>
          </table:table-cell>
          <table:table-cell table:style-name="ce6" office:value-type="float" office:value="1">
            <text:p>1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2">
            <text:p>2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3">
            <text:p>3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4">
            <text:p>4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5">
            <text:p>5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6">
            <text:p>6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7">
            <text:p>7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8">
            <text:p>8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9">
            <text:p>9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table:style-name="ce6" office:value-type="float" office:value="10">
            <text:p>10 </text:p>
          </table:table-cell>
          <table:table-cell table:style-name="ce9"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計</text:p>
          </table:table-cell>
          <table:covered-table-cell/>
          <table:table-cell table:number-columns-repeated="2"/>
          <table:table-cell table:style-name="ce12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減率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計　</text:p>
          </table:table-cell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9">
            <text:p>教育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0"/>
          <table:table-cell table:style-name="ce1" table:number-columns-spanned="5" table:number-rows-spanned="1"/>
          <table:covered-table-cell table:number-columns-repeated="3" table:style-name="Default"/>
          <table:covered-table-cell table:style-name="ce15"/>
        </table:table-row>
        <table:table-row table:style-name="ro1">
          <table:table-cell/>
          <table:table-cell table:style-name="ce2" office:value-type="string" table:number-columns-spanned="1" table:number-rows-spanned="5">
            <text:p>介護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療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 table:style-name="Default"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 table:style-name="Default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style-name="ce7"/>
          <table:covered-table-cell/>
          <table:table-cell table:style-name="ce1" table:number-columns-spanned="5" table:number-rows-spanned="1"/>
          <table:covered-table-cell table:number-columns-repeated="4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2014/03/11</text:date>, <text:time>22:01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1T22:01:54.32</dc:date>
    <dc:creator>TANAKA Hidemune</dc:creator>
    <meta:editing-duration>PT34M42S</meta:editing-duration>
    <meta:editing-cycles>16</meta:editing-cycles>
    <meta:document-statistic meta:table-count="1" meta:cell-count="58" meta:object-count="0"/>
  </office:meta>
</office:document-meta>
</file>